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office:version="1.2">
  <office:automatic-styles/>
  <office:body>
    <office:spreadsheet>
      <table:table table:name="Sheet1">
        <table:table-row>
          <table:table-cell office:value-type="string">
            <text:p>Name</text:p>
          </table:table-cell>
          <table:table-cell office:value-type="string">
            <text:p>Academics</text:p>
          </table:table-cell>
          <table:table-cell office:value-type="string">
            <text:p>IELTS</text:p>
          </table:table-cell>
          <table:table-cell office:value-type="string">
            <text:p>Interview</text:p>
          </table:table-cell>
          <table:table-cell office:value-type="string">
            <text:p>Total average</text:p>
          </table:table-cell>
        </table:table-row>
        <table:table-row>
          <table:table-cell office:value-type="string">
            <text:p>Bill Gates</text:p>
          </table:table-cell>
          <table:table-cell office:value-type="float" office:value="73.2">
            <text:p>73.2</text:p>
          </table:table-cell>
          <table:table-cell office:value-type="float" office:value="9.0">
            <text:p>9.0</text:p>
          </table:table-cell>
          <table:table-cell office:value-type="float" office:value="6.8">
            <text:p>6.8</text:p>
          </table:table-cell>
          <table:table-cell office:value-type="float" office:value="0.7968">
            <text:p>0.7968</text:p>
          </table:table-cell>
        </table:table-row>
        <table:table-row>
          <table:table-cell office:value-type="string">
            <text:p>Robert Downey</text:p>
          </table:table-cell>
          <table:table-cell office:value-type="float" office:value="59.743589743589745">
            <text:p>59.743589743589745</text:p>
          </table:table-cell>
          <table:table-cell office:value-type="float" office:value="8.25">
            <text:p>8.25</text:p>
          </table:table-cell>
          <table:table-cell office:value-type="float" office:value="8.0">
            <text:p>8.0</text:p>
          </table:table-cell>
          <table:table-cell office:value-type="float" office:value="0.7539743589743589">
            <text:p>0.7539743589743589</text:p>
          </table:table-cell>
        </table:table-row>
        <table:table-row>
          <table:table-cell office:value-type="string">
            <text:p>Neil Armstrong</text:p>
          </table:table-cell>
          <table:table-cell office:value-type="float" office:value="75.36842105263158">
            <text:p>75.36842105263158</text:p>
          </table:table-cell>
          <table:table-cell office:value-type="float" office:value="7.375">
            <text:p>7.375</text:p>
          </table:table-cell>
          <table:table-cell office:value-type="float" office:value="6.8">
            <text:p>6.8</text:p>
          </table:table-cell>
          <table:table-cell office:value-type="float" office:value="0.7513070175438596">
            <text:p>0.7513070175438596</text:p>
          </table:table-cell>
        </table:table-row>
        <table:table-row>
          <table:table-cell office:value-type="string">
            <text:p>Warren Buffet</text:p>
          </table:table-cell>
          <table:table-cell office:value-type="float" office:value="64.32432432432432">
            <text:p>64.32432432432432</text:p>
          </table:table-cell>
          <table:table-cell office:value-type="float" office:value="8.875">
            <text:p>8.875</text:p>
          </table:table-cell>
          <table:table-cell office:value-type="float" office:value="6.6">
            <text:p>6.6</text:p>
          </table:table-cell>
          <table:table-cell office:value-type="float" office:value="0.7511306306306306">
            <text:p>0.7511306306306306</text:p>
          </table:table-cell>
        </table:table-row>
        <table:table-row>
          <table:table-cell office:value-type="string">
            <text:p>Johnney Depp</text:p>
          </table:table-cell>
          <table:table-cell office:value-type="float" office:value="65.82051282051282">
            <text:p>65.82051282051282</text:p>
          </table:table-cell>
          <table:table-cell office:value-type="float" office:value="9.0">
            <text:p>9.0</text:p>
          </table:table-cell>
          <table:table-cell office:value-type="float" office:value="5.6">
            <text:p>5.6</text:p>
          </table:table-cell>
          <table:table-cell office:value-type="float" office:value="0.7312820512820513">
            <text:p>0.7312820512820513</text:p>
          </table:table-cell>
        </table:table-row>
        <table:table-row>
          <table:table-cell office:value-type="string">
            <text:p>Jeff Bezos</text:p>
          </table:table-cell>
          <table:table-cell office:value-type="float" office:value="58.578947368421055">
            <text:p>58.578947368421055</text:p>
          </table:table-cell>
          <table:table-cell office:value-type="float" office:value="8.75">
            <text:p>8.75</text:p>
          </table:table-cell>
          <table:table-cell office:value-type="float" office:value="6.6">
            <text:p>6.6</text:p>
          </table:table-cell>
          <table:table-cell office:value-type="float" office:value="0.7239824561403508">
            <text:p>0.7239824561403508</text:p>
          </table:table-cell>
        </table:table-row>
        <table:table-row>
          <table:table-cell office:value-type="string">
            <text:p>Elon Musk</text:p>
          </table:table-cell>
          <table:table-cell office:value-type="float" office:value="63.84615384615385">
            <text:p>63.84615384615385</text:p>
          </table:table-cell>
          <table:table-cell office:value-type="float" office:value="8.625">
            <text:p>8.625</text:p>
          </table:table-cell>
          <table:table-cell office:value-type="float" office:value="4.8">
            <text:p>4.8</text:p>
          </table:table-cell>
          <table:table-cell office:value-type="float" office:value="0.6868846153846154">
            <text:p>0.6868846153846154</text:p>
          </table:table-cell>
        </table:table-row>
        <table:table-row>
          <table:table-cell office:value-type="string">
            <text:p>Isaac newton</text:p>
          </table:table-cell>
          <table:table-cell office:value-type="float" office:value="70.07692307692308">
            <text:p>70.07692307692308</text:p>
          </table:table-cell>
          <table:table-cell office:value-type="float" office:value="8.0">
            <text:p>8.0</text:p>
          </table:table-cell>
          <table:table-cell office:value-type="float" office:value="4.6">
            <text:p>4.6</text:p>
          </table:table-cell>
          <table:table-cell office:value-type="float" office:value="0.684974358974359">
            <text:p>0.684974358974359</text:p>
          </table:table-cell>
        </table:table-row>
        <table:table-row>
          <table:table-cell office:value-type="string">
            <text:p>Will Smith</text:p>
          </table:table-cell>
          <table:table-cell office:value-type="float" office:value="56.82051282051282">
            <text:p>56.82051282051282</text:p>
          </table:table-cell>
          <table:table-cell office:value-type="float" office:value="8.25">
            <text:p>8.25</text:p>
          </table:table-cell>
          <table:table-cell office:value-type="float" office:value="5.6">
            <text:p>5.6</text:p>
          </table:table-cell>
          <table:table-cell office:value-type="float" office:value="0.6702820512820511">
            <text:p>0.6702820512820511</text:p>
          </table:table-cell>
        </table:table-row>
        <table:table-row>
          <table:table-cell office:value-type="string">
            <text:p>Mark Zuckerberg</text:p>
          </table:table-cell>
          <table:table-cell office:value-type="float" office:value="48.973684210526315">
            <text:p>48.973684210526315</text:p>
          </table:table-cell>
          <table:table-cell office:value-type="float" office:value="7.5">
            <text:p>7.5</text:p>
          </table:table-cell>
          <table:table-cell office:value-type="float" office:value="6.8">
            <text:p>6.8</text:p>
          </table:table-cell>
          <table:table-cell office:value-type="float" office:value="0.6498947368421052">
            <text:p>0.6498947368421052</text:p>
          </table:table-cell>
        </table:table-row>
        <table:table-row>
          <table:table-cell office:value-type="string">
            <text:p>Tim Cook</text:p>
          </table:table-cell>
          <table:table-cell office:value-type="float" office:value="61.542857142857144">
            <text:p>61.542857142857144</text:p>
          </table:table-cell>
          <table:table-cell office:value-type="float" office:value="5.75">
            <text:p>5.75</text:p>
          </table:table-cell>
          <table:table-cell office:value-type="float" office:value="7.0">
            <text:p>7.0</text:p>
          </table:table-cell>
          <table:table-cell office:value-type="float" office:value="0.6478380952380952">
            <text:p>0.6478380952380952</text:p>
          </table:table-cell>
        </table:table-row>
        <table:table-row>
          <table:table-cell office:value-type="string">
            <text:p>Sundar Pichai</text:p>
          </table:table-cell>
          <table:table-cell office:value-type="float" office:value="73.8108108108108">
            <text:p>73.8108108108108</text:p>
          </table:table-cell>
          <table:table-cell office:value-type="float" office:value="5.875">
            <text:p>5.875</text:p>
          </table:table-cell>
          <table:table-cell office:value-type="float" office:value="5.2">
            <text:p>5.2</text:p>
          </table:table-cell>
          <table:table-cell office:value-type="float" office:value="0.6470765765765766">
            <text:p>0.6470765765765766</text:p>
          </table:table-cell>
        </table:table-row>
        <table:table-row>
          <table:table-cell office:value-type="string">
            <text:p>Michael Jordan</text:p>
          </table:table-cell>
          <table:table-cell office:value-type="float" office:value="59.794871794871796">
            <text:p>59.794871794871796</text:p>
          </table:table-cell>
          <table:table-cell office:value-type="float" office:value="6.875">
            <text:p>6.875</text:p>
          </table:table-cell>
          <table:table-cell office:value-type="float" office:value="5.8">
            <text:p>5.8</text:p>
          </table:table-cell>
          <table:table-cell office:value-type="float" office:value="0.6423461538461539">
            <text:p>0.6423461538461539</text:p>
          </table:table-cell>
        </table:table-row>
        <table:table-row>
          <table:table-cell office:value-type="string">
            <text:p>Lionel Messi</text:p>
          </table:table-cell>
          <table:table-cell office:value-type="float" office:value="55.525">
            <text:p>55.525</text:p>
          </table:table-cell>
          <table:table-cell office:value-type="float" office:value="6.25">
            <text:p>6.25</text:p>
          </table:table-cell>
          <table:table-cell office:value-type="float" office:value="6.4">
            <text:p>6.4</text:p>
          </table:table-cell>
          <table:table-cell office:value-type="float" office:value="0.6224333333333334">
            <text:p>0.6224333333333334</text:p>
          </table:table-cell>
        </table:table-row>
        <table:table-row>
          <table:table-cell office:value-type="string">
            <text:p>Jack Ma</text:p>
          </table:table-cell>
          <table:table-cell office:value-type="float" office:value="72.25641025641026">
            <text:p>72.25641025641026</text:p>
          </table:table-cell>
          <table:table-cell office:value-type="float" office:value="4.25">
            <text:p>4.25</text:p>
          </table:table-cell>
          <table:table-cell office:value-type="float" office:value="5.4">
            <text:p>5.4</text:p>
          </table:table-cell>
          <table:table-cell office:value-type="float" office:value="0.5926923076923077">
            <text:p>0.5926923076923077</text:p>
          </table:table-cell>
        </table:table-row>
        <table:table-row>
          <table:table-cell office:value-type="string">
            <text:p>Cristiaono Ronaldo</text:p>
          </table:table-cell>
          <table:table-cell office:value-type="float" office:value="54.76315789473684">
            <text:p>54.76315789473684</text:p>
          </table:table-cell>
          <table:table-cell office:value-type="float" office:value="5.5">
            <text:p>5.5</text:p>
          </table:table-cell>
          <table:table-cell office:value-type="float" office:value="4.6">
            <text:p>4.6</text:p>
          </table:table-cell>
          <table:table-cell office:value-type="float" office:value="0.5403859649122807">
            <text:p>0.540385964912280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